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2000000020EC3B644C412E328F.png" manifest:media-type="image/png"/>
  <manifest:file-entry manifest:full-path="Pictures/10001A820000034F0000034F6F6873DFF70DC271.svg" manifest:media-type="image/svg+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1" svg:font-family="'Liberation Serif'"/>
    <style:font-face style:name="Lohit Hindi2" svg:font-family="'Lohit Hindi'"/>
    <style:font-face style:name="ProximaNova" svg:font-family="ProximaNova, Helvetica, Arial, sans-serif"/>
    <style:font-face style:name="Cantarell Light" svg:font-family="'Cantarell Light'" style:font-pitch="variable"/>
    <style:font-face style:name="Cantarell Thin" svg:font-family="'Cantarell Thin'" style:font-pitch="variable"/>
    <style:font-face style:name="Liberation Serif2" svg:font-family="'Liberation Serif'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Table1" style:family="table">
      <style:table-properties style:width="4.125in" fo:margin-left="0.2333in" table:align="left"/>
    </style:style>
    <style:style style:name="Table1.A" style:family="table-column">
      <style:table-column-properties style:column-width="0.5in"/>
    </style:style>
    <style:style style:name="Table1.C" style:family="table-column">
      <style:table-column-properties style:column-width="0.75in"/>
    </style:style>
    <style:style style:name="Table1.D" style:family="table-column">
      <style:table-column-properties style:column-width="1in"/>
    </style:style>
    <style:style style:name="Table1.E" style:family="table-column">
      <style:table-column-properties style:column-width="1.37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E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fo:font-weight="normal" officeooo:rsid="00105b05" style:font-weight-asian="normal" style:font-weight-complex="normal"/>
    </style:style>
    <style:style style:name="P2" style:family="paragraph" style:parent-style-name="Standard">
      <style:text-properties fo:font-weight="normal" officeooo:rsid="0064bef0" officeooo:paragraph-rsid="0064bef0" style:font-weight-asian="normal" style:font-weight-complex="normal"/>
    </style:style>
    <style:style style:name="P3" style:family="paragraph" style:parent-style-name="Standard">
      <style:text-properties fo:font-weight="normal" officeooo:rsid="0064bef0" officeooo:paragraph-rsid="006561cb" style:font-weight-asian="normal" style:font-weight-complex="normal"/>
    </style:style>
    <style:style style:name="P4" style:family="paragraph" style:parent-style-name="Standard">
      <style:text-properties fo:font-weight="normal" officeooo:rsid="0064bef0" officeooo:paragraph-rsid="0070113f" style:font-weight-asian="normal" style:font-weight-complex="normal"/>
    </style:style>
    <style:style style:name="P5" style:family="paragraph" style:parent-style-name="Standard">
      <style:text-properties fo:font-weight="normal" officeooo:rsid="001fc17a" officeooo:paragraph-rsid="00802a0e" style:font-weight-asian="normal" style:font-weight-complex="normal"/>
    </style:style>
    <style:style style:name="P6" style:family="paragraph" style:parent-style-name="Standard">
      <style:text-properties fo:font-weight="normal" officeooo:rsid="008313e3" officeooo:paragraph-rsid="008313e3" style:font-weight-asian="normal" style:font-weight-complex="normal"/>
    </style:style>
    <style:style style:name="P7" style:family="paragraph" style:parent-style-name="Standard">
      <style:text-properties fo:font-weight="normal" officeooo:rsid="008313e3" officeooo:paragraph-rsid="00887866" style:font-weight-asian="normal" style:font-weight-complex="normal"/>
    </style:style>
    <style:style style:name="P8" style:family="paragraph" style:parent-style-name="Standard">
      <style:text-properties fo:font-weight="normal" officeooo:paragraph-rsid="00892ee2" style:font-weight-asian="normal" style:font-weight-complex="normal"/>
    </style:style>
    <style:style style:name="P9" style:family="paragraph" style:parent-style-name="Standard">
      <style:text-properties fo:font-weight="normal" officeooo:rsid="0091a9ab" officeooo:paragraph-rsid="0091a9ab" style:font-weight-asian="normal" style:font-weight-complex="normal"/>
    </style:style>
    <style:style style:name="P10" style:family="paragraph" style:parent-style-name="Standard">
      <style:text-properties fo:font-weight="normal" officeooo:paragraph-rsid="00887866"/>
    </style:style>
    <style:style style:name="P11" style:family="paragraph" style:parent-style-name="Standard">
      <style:text-properties fo:font-weight="normal" officeooo:paragraph-rsid="0088a882"/>
    </style:style>
    <style:style style:name="P12" style:family="paragraph" style:parent-style-name="Standard">
      <style:text-properties fo:font-weight="normal" officeooo:paragraph-rsid="00892ee2"/>
    </style:style>
    <style:style style:name="P13" style:family="paragraph" style:parent-style-name="Table_20_Contents">
      <style:paragraph-properties fo:text-align="center" style:justify-single-word="false"/>
      <style:text-properties officeooo:rsid="009264bb" officeooo:paragraph-rsid="009264bb"/>
    </style:style>
    <style:style style:name="P14" style:family="paragraph" style:parent-style-name="Table_20_Contents">
      <style:paragraph-properties fo:text-align="center" style:justify-single-word="false"/>
      <style:text-properties officeooo:rsid="00937cd5" officeooo:paragraph-rsid="0094a3a7"/>
    </style:style>
    <style:style style:name="P15" style:family="paragraph" style:parent-style-name="Table_20_Contents">
      <style:paragraph-properties fo:text-align="center" style:justify-single-word="false"/>
      <style:text-properties officeooo:rsid="0094a3a7" officeooo:paragraph-rsid="0094a3a7"/>
    </style:style>
    <style:style style:name="P16" style:family="paragraph" style:parent-style-name="Table_20_Contents">
      <style:paragraph-properties fo:text-align="center" style:justify-single-word="false"/>
      <style:text-properties officeooo:rsid="00965321" officeooo:paragraph-rsid="00965321"/>
    </style:style>
    <style:style style:name="P17" style:family="paragraph" style:parent-style-name="Table_20_Contents">
      <style:paragraph-properties fo:text-align="center" style:justify-single-word="false"/>
      <style:text-properties officeooo:rsid="00989dbe" officeooo:paragraph-rsid="00989dbe"/>
    </style:style>
    <style:style style:name="P18" style:family="paragraph" style:parent-style-name="Table_20_Contents">
      <style:paragraph-properties fo:text-align="center" style:justify-single-word="false"/>
      <style:text-properties officeooo:rsid="009a02ed" officeooo:paragraph-rsid="009a02ed"/>
    </style:style>
    <style:style style:name="P19" style:family="paragraph" style:parent-style-name="Text_20_body">
      <style:text-properties officeooo:paragraph-rsid="0091d1ad"/>
    </style:style>
    <style:style style:name="P20" style:family="paragraph" style:parent-style-name="Text_20_body">
      <style:text-properties officeooo:rsid="009a2efe" officeooo:paragraph-rsid="009a2efe"/>
    </style:style>
    <style:style style:name="P21" style:family="paragraph" style:parent-style-name="Text_20_body">
      <style:text-properties officeooo:rsid="009a2efe" officeooo:paragraph-rsid="009a8632"/>
    </style:style>
    <style:style style:name="P22" style:family="paragraph" style:parent-style-name="Text_20_body">
      <style:text-properties officeooo:rsid="009a2efe" officeooo:paragraph-rsid="009b3277"/>
    </style:style>
    <style:style style:name="P23" style:family="paragraph" style:parent-style-name="Text_20_body">
      <style:text-properties officeooo:rsid="009a2efe" officeooo:paragraph-rsid="009ce48a"/>
    </style:style>
    <style:style style:name="P24" style:family="paragraph" style:parent-style-name="Text_20_body">
      <style:text-properties officeooo:rsid="009a2efe" officeooo:paragraph-rsid="009fe60d"/>
    </style:style>
    <style:style style:name="P25" style:family="paragraph" style:parent-style-name="Text_20_body">
      <style:text-properties officeooo:rsid="009a2efe" officeooo:paragraph-rsid="00a2dfa2"/>
    </style:style>
    <style:style style:name="P26" style:family="paragraph" style:parent-style-name="Text_20_body">
      <style:text-properties officeooo:rsid="009a2efe" officeooo:paragraph-rsid="00a4e4be"/>
    </style:style>
    <style:style style:name="P27" style:family="paragraph" style:parent-style-name="Text_20_body">
      <style:text-properties officeooo:rsid="009a2efe" officeooo:paragraph-rsid="00ae0830"/>
    </style:style>
    <style:style style:name="P28" style:family="paragraph" style:parent-style-name="Text_20_body">
      <style:text-properties officeooo:rsid="009a2efe" officeooo:paragraph-rsid="00aee39c"/>
    </style:style>
    <style:style style:name="P29" style:family="paragraph" style:parent-style-name="Text_20_body">
      <style:text-properties officeooo:rsid="009a2efe" officeooo:paragraph-rsid="00b0c457"/>
    </style:style>
    <style:style style:name="P30" style:family="paragraph" style:parent-style-name="Text_20_body">
      <style:text-properties officeooo:rsid="009a2efe" officeooo:paragraph-rsid="00b43002"/>
    </style:style>
    <style:style style:name="P31" style:family="paragraph" style:parent-style-name="Text_20_body">
      <style:text-properties officeooo:rsid="009fe60d" officeooo:paragraph-rsid="009fe60d"/>
    </style:style>
    <style:style style:name="P32" style:family="paragraph" style:parent-style-name="Text_20_body">
      <style:text-properties officeooo:rsid="009fe60d" officeooo:paragraph-rsid="00ac793c"/>
    </style:style>
    <style:style style:name="P33" style:family="paragraph" style:parent-style-name="Text_20_body">
      <style:text-properties officeooo:rsid="009fe60d" officeooo:paragraph-rsid="00b0668b"/>
    </style:style>
    <style:style style:name="P34" style:family="paragraph" style:parent-style-name="Text_20_body">
      <style:text-properties officeooo:rsid="00ae0830" officeooo:paragraph-rsid="00ae0830"/>
    </style:style>
    <style:style style:name="P35" style:family="paragraph" style:parent-style-name="Text_20_body">
      <style:text-properties officeooo:rsid="00af41c1" officeooo:paragraph-rsid="00af41c1"/>
    </style:style>
    <style:style style:name="P36" style:family="paragraph">
      <loext:graphic-properties draw:fill="none" draw:fill-color="#ffffff"/>
      <style:paragraph-properties style:writing-mode="lr-tb"/>
    </style:style>
    <style:style style:name="P37" style:family="paragraph">
      <loext:graphic-properties draw:fill="none" draw:fill-color="#ffffff"/>
      <style:paragraph-properties style:writing-mode="lr-tb"/>
      <style:text-properties fo:font-size="12pt"/>
    </style:style>
    <style:style style:name="P38" style:family="paragraph">
      <loext:graphic-properties draw:fill="solid" draw:fill-color="#ffffff"/>
      <style:paragraph-properties fo:text-align="center"/>
    </style:style>
    <style:style style:name="P39" style:family="paragraph">
      <loext:graphic-properties draw:fill="hatch" draw:fill-color="#ffffff" draw:fill-hatch-name="Blue_20_45_20_Degrees"/>
      <style:paragraph-properties fo:text-align="center"/>
    </style:style>
    <style:style style:name="P40" style:family="paragraph">
      <style:paragraph-properties fo:text-align="center" style:writing-mode="lr-tb"/>
    </style:style>
    <style:style style:name="P41" style:family="paragraph">
      <loext:graphic-properties draw:fill-color="#ffffff"/>
      <style:paragraph-properties fo:text-align="center" style:writing-mode="lr-tb"/>
    </style:style>
    <style:style style:name="P42" style:family="paragraph">
      <loext:graphic-properties draw:fill-color="#ffffff"/>
      <style:paragraph-properties fo:text-align="center"/>
    </style:style>
    <style:style style:name="P43" style:family="paragraph">
      <loext:graphic-properties draw:fill="none" draw:fill-color="#ffffff"/>
      <style:paragraph-properties fo:text-align="center"/>
    </style:style>
    <style:style style:name="P44" style:family="paragraph">
      <loext:graphic-properties draw:fill="hatch" draw:fill-color="#99ccff" draw:fill-hatch-name="Blue_20_45_20_Degrees"/>
    </style:style>
    <style:style style:name="P45" style:family="paragraph">
      <style:paragraph-properties fo:text-align="start" style:writing-mode="lr-tb"/>
    </style:style>
    <style:style style:name="P46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47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e3dde" style:font-weight-asian="bold" style:font-weight-complex="bold"/>
    </style:style>
    <style:style style:name="T3" style:family="text">
      <style:text-properties officeooo:rsid="0070cb21"/>
    </style:style>
    <style:style style:name="T4" style:family="text">
      <style:text-properties officeooo:rsid="0070eba4"/>
    </style:style>
    <style:style style:name="T5" style:family="text">
      <style:text-properties officeooo:rsid="008430d6"/>
    </style:style>
    <style:style style:name="T6" style:family="text">
      <style:text-properties fo:font-variant="normal" fo:text-transform="none" fo:color="#000000" loext:opacity="100%" style:font-name="Liberation Serif" fo:font-size="13.5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000000" loext:opacity="100%" style:font-name="Liberation Serif" fo:font-size="13.5pt" fo:letter-spacing="normal" fo:font-style="normal" fo:font-weight="bold" officeooo:rsid="00887866" style:font-weight-asian="bold" style:font-weight-complex="bold"/>
    </style:style>
    <style:style style:name="T8" style:family="text">
      <style:text-properties fo:font-variant="normal" fo:text-transform="none" fo:color="#000000" loext:opacity="100%" style:font-name="Liberation Serif" fo:font-size="13.5pt" fo:letter-spacing="normal" fo:font-style="normal" fo:font-weight="bold" officeooo:rsid="008313e3" style:font-weight-asian="bold" style:font-weight-complex="bold"/>
    </style:style>
    <style:style style:name="T9" style:family="text">
      <style:text-properties fo:font-variant="normal" fo:text-transform="none" fo:color="#000000" loext:opacity="100%" style:font-name="Liberation Serif" fo:font-size="13.5pt" fo:letter-spacing="normal" fo:font-style="normal" officeooo:rsid="00887866" style:font-weight-asian="normal" style:font-weight-complex="normal"/>
    </style:style>
    <style:style style:name="T10" style:family="text">
      <style:text-properties officeooo:rsid="008313e3" style:font-weight-asian="normal" style:font-weight-complex="normal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officeooo:rsid="0095485b"/>
    </style:style>
    <style:style style:name="T13" style:family="text">
      <style:text-properties style:font-name="Liberation Serif" officeooo:rsid="009b3277"/>
    </style:style>
    <style:style style:name="T14" style:family="text">
      <style:text-properties style:font-name="Liberation Serif" officeooo:rsid="009ce48a"/>
    </style:style>
    <style:style style:name="T15" style:family="text">
      <style:text-properties style:font-name="Liberation Serif" officeooo:rsid="009ed52c"/>
    </style:style>
    <style:style style:name="T16" style:family="text">
      <style:text-properties style:font-name="Liberation Serif" officeooo:rsid="009a8632"/>
    </style:style>
    <style:style style:name="T17" style:family="text">
      <style:text-properties style:font-name="Liberation Serif" officeooo:rsid="00a03efb"/>
    </style:style>
    <style:style style:name="T18" style:family="text">
      <style:text-properties style:font-name="Liberation Serif" officeooo:rsid="00a4af93"/>
    </style:style>
    <style:style style:name="T19" style:family="text">
      <style:text-properties style:font-name="Liberation Serif" officeooo:rsid="00a4e4be"/>
    </style:style>
    <style:style style:name="T20" style:family="text">
      <style:text-properties style:font-name="Liberation Serif" officeooo:rsid="00a8c3b3"/>
    </style:style>
    <style:style style:name="T21" style:family="text">
      <style:text-properties style:font-name="Liberation Serif" officeooo:rsid="00ac793c"/>
    </style:style>
    <style:style style:name="T22" style:family="text">
      <style:text-properties style:font-name="Liberation Serif" officeooo:rsid="00af009a"/>
    </style:style>
    <style:style style:name="T23" style:family="text">
      <style:text-properties style:font-name="Liberation Serif" officeooo:rsid="00b0c457"/>
    </style:style>
    <style:style style:name="T24" style:family="text">
      <style:text-properties style:font-name="Liberation Serif" officeooo:rsid="00b2587b"/>
    </style:style>
    <style:style style:name="T25" style:family="text">
      <style:text-properties style:font-name="Liberation Serif" officeooo:rsid="00b5818e"/>
    </style:style>
    <style:style style:name="T26" style:family="text">
      <style:text-properties officeooo:rsid="008c0e9f"/>
    </style:style>
    <style:style style:name="T27" style:family="text">
      <style:text-properties officeooo:rsid="008cd73f"/>
    </style:style>
    <style:style style:name="T28" style:family="text">
      <style:text-properties officeooo:rsid="008d3ace"/>
    </style:style>
    <style:style style:name="T29" style:family="text">
      <style:text-properties officeooo:rsid="0094a3a7"/>
    </style:style>
    <style:style style:name="T30" style:family="text">
      <style:text-properties style:font-name="Cantarell Light"/>
    </style:style>
    <style:style style:name="T31" style:family="text">
      <style:text-properties style:font-name="Cantarell Light" officeooo:rsid="0094a3a7"/>
    </style:style>
    <style:style style:name="T32" style:family="text">
      <style:text-properties officeooo:rsid="00950b73"/>
    </style:style>
    <style:style style:name="T33" style:family="text">
      <style:text-properties officeooo:rsid="0095485b"/>
    </style:style>
    <style:style style:name="T34" style:family="text">
      <style:text-properties officeooo:rsid="009a8632"/>
    </style:style>
    <style:style style:name="T35" style:family="text">
      <style:text-properties fo:font-size="12pt"/>
    </style:style>
    <style:style style:name="T36" style:family="text">
      <style:text-properties fo:color="#000000" loext:opacity="100%" style:font-name="Liberation Serif1" fo:font-size="12pt" fo:font-weight="bold" style:font-size-asian="12pt" style:font-name-complex="Liberation Serif1" style:font-size-complex="12pt" style:font-weight-complex="bold"/>
    </style:style>
    <style:style style:name="T37" style:family="text">
      <style:text-properties fo:color="#000000" loext:opacity="100%" style:font-name="Liberation Serif1" fo:font-size="12pt" style:font-size-asian="12pt" style:font-name-complex="Liberation Serif1" style:font-size-complex="12pt"/>
    </style:style>
    <style:style style:name="fr1" style:family="graphic" style:parent-style-name="Formula">
      <style:graphic-properties style:vertical-pos="from-top" style:vertical-rel="page" style:horizontal-pos="from-left" style:horizontal-rel="page" draw:ole-draw-aspect="1"/>
    </style:style>
    <style:style style:name="gr1" style:family="graphic">
      <style:graphic-properties draw:stroke="none" svg:stroke-color="#000000" draw:fill="none" draw:fill-color="#ffffff" fo:min-height="0.2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7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="solid" draw:fill-color="#ffffff" draw:textarea-horizontal-align="justify" draw:textarea-vertical-align="middle" draw:auto-grow-height="false" fo:min-height="0.5728in" fo:min-width="0.3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="hatch" draw:fill-color="#ffffff" draw:fill-hatch-name="Blue_20_45_20_Degrees" draw:textarea-horizontal-align="justify" draw:textarea-vertical-align="middle" draw:auto-grow-height="false" fo:min-height="0.7665in" fo:min-width="0.79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-color="#ffffff" draw:textarea-horizontal-align="justify" draw:textarea-vertical-align="middle" draw:auto-grow-height="false" fo:min-height="0.302in" fo:min-width="0.3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fill-color="#ffffff" draw:textarea-horizontal-align="justify" draw:textarea-vertical-align="middle" draw:auto-grow-height="false" fo:min-height="1.9165in" fo:min-width="2.9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color="#ffffff" draw:fill="solid" draw:fill-color="#ffffff" draw:textarea-horizontal-align="justify" draw:textarea-vertical-align="middle" draw:auto-grow-height="false" fo:min-height="0.472in" fo:min-width="0.2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="none" draw:fill-color="#ffffff" draw:textarea-horizontal-align="justify" draw:textarea-vertical-align="middle" draw:auto-grow-height="false" fo:min-height="0.7665in" fo:min-width="0.79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color="#ffffff" draw:fill="hatch" draw:fill-color="#99ccff" draw:fill-hatch-name="Blue_20_45_20_Degrees" draw:textarea-horizontal-align="justify" draw:textarea-vertical-align="middle" draw:auto-grow-height="false" fo:min-height="0.6272in" fo:min-width="0.2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="none" draw:fill-color="#ffffff" draw:textarea-horizontal-align="justify" draw:textarea-vertical-align="middle" draw:auto-grow-height="false" fo:min-height="0.839in" fo:min-width="0.86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="none" draw:fill-color="#ffffff" draw:textarea-horizontal-align="justify" draw:textarea-vertical-align="middle" draw:auto-grow-height="false" fo:min-height="0.8228in" fo:min-width="0.8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428in" fo:padding-top="0in" fo:padding-bottom="0in" fo:padding-left="0in" fo:padding-right="0in" style:run-through="foreground"/>
      <style:paragraph-properties style:writing-mode="lr-tb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002in" fo:padding-top="0in" fo:padding-bottom="0in" fo:padding-left="0in" fo:padding-right="0in" style:run-through="foreground"/>
      <style:paragraph-properties style:writing-mode="lr-tb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3445in" fo:padding-top="0in" fo:padding-bottom="0in" fo:padding-left="0in" fo:padding-right="0in" style:run-through="foreground"/>
      <style:paragraph-properties style:writing-mode="lr-tb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8484in" fo:padding-top="0in" fo:padding-bottom="0in" fo:padding-left="0in" fo:padding-right="0in" style:run-through="foreground"/>
      <style:paragraph-properties style:writing-mode="lr-tb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6638in" fo:padding-top="0in" fo:padding-bottom="0in" fo:padding-left="0in" fo:padding-right="0in" style:run-through="foreground"/>
      <style:paragraph-properties style:writing-mode="lr-tb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2236in" fo:padding-top="0in" fo:padding-bottom="0in" fo:padding-left="0in" fo:padding-right="0in" style:run-through="foreground"/>
      <style:paragraph-properties style:writing-mode="lr-tb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1.4689in" fo:padding-top="0in" fo:padding-bottom="0in" fo:padding-left="0in" fo:padding-right="0in" style:run-through="foreground"/>
      <style:paragraph-properties style:writing-mode="lr-tb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5209in" fo:padding-top="0in" fo:padding-bottom="0in" fo:padding-left="0in" fo:padding-right="0in" style:run-through="foreground"/>
      <style:paragraph-properties style:writing-mode="lr-tb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2.9283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Object1" text:anchor-type="page" text:anchor-page-number="1" svg:x="2.6437in" svg:y="9.1in" svg:width="1.2571in" svg:height="0.1839in" draw:z-index="45">
        <draw:object xlink:href="./Object 1" xlink:type="simple" xlink:show="embed" xlink:actuate="onLoad"/>
        <draw:image xlink:href="./ObjectReplacements/Object 1" xlink:type="simple" xlink:show="embed" xlink:actuate="onLoad"/>
        <svg:desc>formula</svg:desc>
      </draw:frame>
      <draw:frame draw:style-name="fr1" draw:name="Object2" text:anchor-type="page" text:anchor-page-number="2" svg:x="2.2047in" svg:y="3.5217in" svg:width="1.9634in" svg:height="0.1839in" draw:z-index="51">
        <draw:object xlink:href="./Object 2" xlink:type="simple" xlink:show="embed" xlink:actuate="onLoad"/>
        <draw:image xlink:href="./ObjectReplacements/Object 2" xlink:type="simple" xlink:show="embed" xlink:actuate="onLoad"/>
        <svg:desc>formula</svg:desc>
      </draw:frame>
      <text:p text:style-name="Standard"><draw:g text:anchor-type="paragraph" draw:z-index="8" draw:name="Shape1" draw:style-name="gr14"><draw:frame draw:style-name="gr15" draw:text-style-name="P46" svg:width="0.428in" svg:height="0.1925in" svg:x="0in" svg:y="0.0008in"><draw:text-box><text:p text:style-name="P45"><text:span text:style-name="T36">N</text:span><text:span text:style-name="T36">a</text:span><text:span text:style-name="T36">m</text:span><text:span text:style-name="T36">a</text:span></text:p></draw:text-box></draw:frame><draw:frame draw:style-name="gr16" draw:text-style-name="P46" svg:width="1.0024in" svg:height="0.1925in" svg:x="0.9846in" svg:y="0.0008in"><draw:text-box><text:p text:style-name="P45"><text:span text:style-name="T36">: </text:span><text:span text:style-name="T36">E</text:span><text:span text:style-name="T36">ko </text:span><text:span text:style-name="T36">Sa</text:span><text:span text:style-name="T36">p</text:span><text:span text:style-name="T36">ut</text:span><text:span text:style-name="T36">ra</text:span></text:p></draw:text-box></draw:frame><draw:frame draw:style-name="gr17" draw:text-style-name="P46" svg:width="0.3449in" svg:height="0.1925in" svg:x="0in" svg:y="0.2217in"><draw:text-box><text:p text:style-name="P45"><text:span text:style-name="T36">N</text:span><text:span text:style-name="T36">I</text:span><text:span text:style-name="T36">M</text:span></text:p></draw:text-box></draw:frame><draw:frame draw:style-name="gr18" draw:text-style-name="P46" svg:width="0.8488in" svg:height="0.1925in" svg:x="0.9846in" svg:y="0.2217in"><draw:text-box><text:p text:style-name="P45"><text:span text:style-name="T36">: </text:span><text:span text:style-name="T36">20</text:span><text:span text:style-name="T36">14</text:span><text:span text:style-name="T36">20</text:span><text:span text:style-name="T36">00</text:span><text:span text:style-name="T36">1</text:span></text:p></draw:text-box></draw:frame><draw:frame draw:style-name="gr19" draw:text-style-name="P46" svg:width="0.6642in" svg:height="0.1925in" svg:x="0in" svg:y="0.4409in"><draw:text-box><text:p text:style-name="P45"><text:span text:style-name="T36">F</text:span><text:span text:style-name="T36">ak</text:span><text:span text:style-name="T36">ul</text:span><text:span text:style-name="T36">ta</text:span><text:span text:style-name="T36">s </text:span></text:p></draw:text-box></draw:frame><draw:frame draw:style-name="gr20" draw:text-style-name="P46" svg:width="1.224in" svg:height="0.1925in" svg:x="0.9846in" svg:y="0.4409in"><draw:text-box><text:p text:style-name="P45"><text:span text:style-name="T36">: </text:span><text:span text:style-name="T36">Il</text:span><text:span text:style-name="T36">m</text:span><text:span text:style-name="T36">u </text:span><text:span text:style-name="T36">K</text:span><text:span text:style-name="T36">o</text:span><text:span text:style-name="T36">m</text:span><text:span text:style-name="T36">p</text:span><text:span text:style-name="T36">ut</text:span><text:span text:style-name="T36">er</text:span></text:p></draw:text-box></draw:frame><draw:frame draw:style-name="gr21" draw:text-style-name="P46" svg:width="1.4689in" svg:height="0.3843in" svg:x="0in" svg:y="0.6618in"><draw:text-box><text:p text:style-name="P45"><text:span text:style-name="T36">Pr</text:span><text:span text:style-name="T36">od</text:span><text:span text:style-name="T36">i</text:span></text:p><text:p text:style-name="P45"><text:span text:style-name="T36">K</text:span><text:span text:style-name="T36">el</text:span><text:span text:style-name="T36">as</text:span><text:span text:style-name="T36"><text:tab/></text:span><text:span text:style-name="T36"><text:tab/></text:span><text:span text:style-name="T36"><text:tab/></text:span><text:span text:style-name="T36">: </text:span><text:span text:style-name="T36">IF</text:span><text:span text:style-name="T36">2</text:span><text:span text:style-name="T36">A</text:span></text:p></draw:text-box></draw:frame><draw:frame draw:style-name="gr22" draw:text-style-name="P46" svg:width="1.5213in" svg:height="0.1925in" svg:x="0.9846in" svg:y="0.6618in"><draw:text-box><text:p text:style-name="P45"><text:span text:style-name="T36">: </text:span><text:span text:style-name="T36">Te</text:span><text:span text:style-name="T36">k</text:span><text:span text:style-name="T36">ni</text:span><text:span text:style-name="T36">k </text:span><text:span text:style-name="T36">In</text:span><text:span text:style-name="T36">fo</text:span><text:span text:style-name="T36">r</text:span><text:span text:style-name="T36">m</text:span><text:span text:style-name="T36">ati</text:span><text:span text:style-name="T36">ka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2">1. <text:tab/><text:span text:style-name="T3">a .</text:span>Gambarkan dengan diagram Venn himpunan-himpunan berikut ini :</text:p>
      <text:p text:style-name="P3"><text:tab/></text:p>
      <text:p text:style-name="P3"><text:tab/><text:span text:style-name="T1">A</text:span>. S = {0, 1, 2, 3, 4, 5, 6, 7, 8, 9}, A = {0, 1, 3, 5,7} dan B = {0, 2, 4, 6, 9}</text:p>
      <text:p text:style-name="P3"><text:tab/><text:span text:style-name="T1">B</text:span>. S = {0, 1, 2, 3, 4, 5, 6, 7, 8, 9}, A = {1, 2, 3, 5, 6, 7, 8} dan B = {0, 1, 3, 6, 7, 9}</text:p>
      <text:p text:style-name="P3"/>
      <text:p text:style-name="P4"><draw:custom-shape text:anchor-type="paragraph" draw:z-index="19" draw:name="Shape4_1" draw:style-name="gr8" draw:text-style-name="P42" svg:width="2.9067in" svg:height="1.9169in" svg:x="3.9634in" svg:y="0.1571in"><text:p/><draw:enhanced-geometry svg:viewBox="0 0 21600 21600" draw:type="rectangle" draw:enhanced-path="M 0 0 L 21600 0 21600 21600 0 21600 0 0 Z N"/></draw:custom-shape><draw:custom-shape text:anchor-type="paragraph" draw:z-index="27" draw:name="Shape4_2" draw:style-name="gr7" draw:text-style-name="P41" svg:width="0.3961in" svg:height="0.3024in" svg:x="3.9634in" svg:y="0.1571in"><text:p text:style-name="P40">S</text:p><draw:enhanced-geometry svg:viewBox="0 0 21600 21600" draw:type="rectangle" draw:enhanced-path="M 0 0 L 21600 0 21600 21600 0 21600 0 0 Z N"/></draw:custom-shape><text:s text:c="10"/><text:tab/><text:tab/><text:tab/> <text:s text:c="4"/><text:span text:style-name="T2">A <text:tab/><text:tab/><text:tab/><text:tab/><text:tab/><text:tab/><text:tab/><text:tab/></text:span><text:span text:style-name="T1">B</text:span></text:p>
      <text:p text:style-name="P3"><draw:custom-shape text:anchor-type="paragraph" draw:z-index="9" draw:name="Shape4" draw:style-name="gr8" draw:text-style-name="P42" svg:width="2.9067in" svg:height="1.9169in" svg:x="0.4193in" svg:y="-0.0055in"><text:p/><draw:enhanced-geometry svg:viewBox="0 0 21600 21600" draw:type="rectangle" draw:enhanced-path="M 0 0 L 21600 0 21600 21600 0 21600 0 0 Z N"/></draw:custom-shape><draw:custom-shape text:anchor-type="paragraph" draw:z-index="10" draw:name="Shape5" draw:style-name="gr13" draw:text-style-name="P43" svg:width="1.1858in" svg:height="1.1634in" svg:x="0.8339in" svg:y="0.3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Shape5_0" draw:style-name="gr12" draw:text-style-name="P43" svg:width="1.2295in" svg:height="1.1862in" svg:x="1.6299in" svg:y="0.3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2" draw:name="Shape6" draw:style-name="gr1" draw:text-style-name="P36" svg:width="0.2898in" svg:height="0.2815in" svg:x="1.2965in" svg:y="0.1008in"><draw:text-box><text:p>A</text:p></draw:text-box></draw:frame><draw:custom-shape text:anchor-type="paragraph" draw:z-index="13" draw:name="Shape4_0" draw:style-name="gr7" draw:text-style-name="P41" svg:width="0.3961in" svg:height="0.3024in" svg:x="0.4193in" svg:y="-0.0055in"><text:p text:style-name="P40">S</text:p><draw:enhanced-geometry svg:viewBox="0 0 21600 21600" draw:type="rectangle" draw:enhanced-path="M 0 0 L 21600 0 21600 21600 0 21600 0 0 Z N"/></draw:custom-shape><draw:frame text:anchor-type="paragraph" draw:z-index="14" draw:name="Shape6_0" draw:style-name="gr1" draw:text-style-name="P36" svg:width="0.2898in" svg:height="0.2815in" svg:x="2.2154in" svg:y="0.1008in"><draw:text-box><text:p>B</text:p></draw:text-box></draw:frame><draw:frame text:anchor-type="paragraph" draw:z-index="15" draw:name="Shape6_2" draw:style-name="gr4" draw:text-style-name="P37" svg:width="0.4587in" svg:height="0.7677in" svg:x="1.1362in" svg:y="0.7547in"><draw:text-box><text:p><text:span text:style-name="T35">1</text:span></text:p><text:p><text:span text:style-name="T35"><text:s text:c="3"/></text:span><text:span text:style-name="T35">3</text:span></text:p><text:p><text:span text:style-name="T35">5</text:span></text:p><text:p><text:span text:style-name="T35"><text:s text:c="3"/></text:span><text:span text:style-name="T35">7</text:span></text:p></draw:text-box></draw:frame><draw:frame text:anchor-type="paragraph" draw:z-index="16" draw:name="Shape6_1" draw:style-name="gr2" draw:text-style-name="P37" svg:width="0.1815in" svg:height="0.3843in" svg:x="1.7925in" svg:y="0.8382in"><draw:text-box><text:p><text:span text:style-name="T35">0</text:span></text:p></draw:text-box></draw:frame><draw:frame text:anchor-type="paragraph" draw:z-index="17" draw:name="Shape6_3" draw:style-name="gr4" draw:text-style-name="P37" svg:width="0.4587in" svg:height="0.7677in" svg:x="2.1756in" svg:y="0.5965in"><draw:text-box><text:p><text:span text:style-name="T35">2</text:span></text:p><text:p><text:span text:style-name="T35"><text:s text:c="3"/></text:span><text:span text:style-name="T35">4</text:span></text:p><text:p><text:span text:style-name="T35">6</text:span></text:p><text:p><text:span text:style-name="T35"><text:s text:c="2"/></text:span><text:span text:style-name="T35">9</text:span></text:p></draw:text-box></draw:frame><draw:frame text:anchor-type="paragraph" draw:z-index="18" draw:name="Shape6_4" draw:style-name="gr2" draw:text-style-name="P37" svg:width="0.8024in" svg:height="0.3843in" svg:x="1.8736in" svg:y="1.6764in"><draw:text-box><text:p><text:span text:style-name="T35">8</text:span></text:p></draw:text-box></draw:frame><draw:custom-shape text:anchor-type="paragraph" draw:z-index="20" draw:name="Shape5_1" draw:style-name="gr13" draw:text-style-name="P43" svg:width="1.1858in" svg:height="1.1634in" svg:x="4.378in" svg:y="0.3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Shape5_2" draw:style-name="gr12" draw:text-style-name="P43" svg:width="1.2295in" svg:height="1.1862in" svg:x="5.1736in" svg:y="0.3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22" draw:name="Shape6_5" draw:style-name="gr3" draw:text-style-name="P37" svg:width="0.4587in" svg:height="0.576in" svg:x="4.5484in" svg:y="0.7547in"><draw:text-box><text:p><text:span text:style-name="T35">2</text:span></text:p><text:p><text:span text:style-name="T35"><text:s text:c="3"/></text:span><text:span text:style-name="T35">5</text:span></text:p><text:p><text:span text:style-name="T35">8</text:span></text:p></draw:text-box></draw:frame><draw:frame text:anchor-type="paragraph" draw:z-index="23" draw:name="Shape6_6" draw:style-name="gr4" draw:text-style-name="P37" svg:width="0.1815in" svg:height="0.7677in" svg:x="5.3362in" svg:y="0.5756in"><draw:text-box><text:p><text:span text:style-name="T35">1</text:span></text:p><text:p><text:span text:style-name="T35">3</text:span></text:p><text:p><text:span text:style-name="T35">6</text:span></text:p><text:p><text:span text:style-name="T35">7</text:span></text:p></draw:text-box></draw:frame><draw:frame text:anchor-type="paragraph" draw:z-index="24" draw:name="Shape6_7" draw:style-name="gr3" draw:text-style-name="P37" svg:width="0.4587in" svg:height="0.576in" svg:x="5.7299in" svg:y="0.7547in"><draw:text-box><text:p><text:span text:style-name="T35">0</text:span></text:p><text:p><text:span text:style-name="T35"><text:s text:c="3"/></text:span><text:span text:style-name="T35">9</text:span></text:p></draw:text-box></draw:frame><draw:frame text:anchor-type="paragraph" draw:z-index="25" draw:name="Shape6_8" draw:style-name="gr1" draw:text-style-name="P36" svg:width="0.2898in" svg:height="0.2815in" svg:x="4.8402in" svg:y="0.1008in"><draw:text-box><text:p>A</text:p></draw:text-box></draw:frame><draw:frame text:anchor-type="paragraph" draw:z-index="26" draw:name="Shape6_9" draw:style-name="gr1" draw:text-style-name="P36" svg:width="0.2898in" svg:height="0.2815in" svg:x="5.7591in" svg:y="0.1008in"><draw:text-box><text:p>B</text:p></draw:text-box></draw:frame><draw:frame text:anchor-type="paragraph" draw:z-index="28" draw:name="Shape6_10" draw:style-name="gr2" draw:text-style-name="P37" svg:width="0.8024in" svg:height="0.3843in" svg:x="5.4173in" svg:y="1.6764in"><draw:text-box><text:p><text:span text:style-name="T35">4 <text:s/></text:span></text:p></draw:text-box></draw:frame><text:tab/></text:p>
      <text:p text:style-name="P3"/>
      <text:p text:style-name="P3"/>
      <text:p text:style-name="P3"><draw:frame text:anchor-type="paragraph" draw:z-index="34" draw:name="Shape6_11" draw:style-name="gr3" draw:text-style-name="P37" svg:width="0.4587in" svg:height="0.576in" svg:x="1.7925in" svg:y="3.6425in"><draw:text-box><text:p><text:span text:style-name="T35">1</text:span></text:p><text:p><text:span text:style-name="T35"><text:s text:c="3"/></text:span><text:span text:style-name="T35">12</text:span></text:p><text:p><text:span text:style-name="T35"/></text:p></draw:text-box></draw:frame></text:p>
      <text:p text:style-name="P3"><draw:frame text:anchor-type="paragraph" draw:z-index="36" draw:name="Shape6_13" draw:style-name="gr4" draw:text-style-name="P37" svg:width="0.1815in" svg:height="0.7677in" svg:x="2.3173in" svg:y="3.3319in"><draw:text-box><text:p><text:span text:style-name="T35">3</text:span></text:p><text:p><text:span text:style-name="T35">6</text:span></text:p><text:p><text:span text:style-name="T35">7</text:span></text:p><text:p><text:span text:style-name="T35">9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b. Jika himpunan S = {0, 1, 2, 3, 4, 5, 6, 7, 8, 9,10, 11, 12}, A = {1, 3, 5, 7, 9, 12}</text:p>
      <text:p text:style-name="P3"><text:s text:c="4"/><text:tab/> <text:s text:c="3"/>dan B = {0, 3, 5, 7, 9, 10}</text:p>
      <text:p text:style-name="P3"/>
      <text:p text:style-name="P3"/>
      <text:p text:style-name="P3"><text:tab/><text:tab/><text:span text:style-name="T4">Irisan A dan B</text:span></text:p>
      <text:p text:style-name="P3"><draw:custom-shape text:anchor-type="paragraph" draw:z-index="29" draw:name="Shape4_5" draw:style-name="gr8" draw:text-style-name="P42" svg:width="2.9067in" svg:height="1.9169in" svg:x="1.0047in" svg:y="0.0937in"><text:p/><draw:enhanced-geometry svg:viewBox="0 0 21600 21600" draw:type="rectangle" draw:enhanced-path="M 0 0 L 21600 0 21600 21600 0 21600 0 0 Z N"/></draw:custom-shape><draw:custom-shape text:anchor-type="paragraph" draw:z-index="30" draw:name="Shape5_5" draw:style-name="gr10" draw:text-style-name="P43" svg:width="1.1189in" svg:height="1.0835in" svg:x="1.4799in" svg:y="0.48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name="Shape5_3" draw:style-name="gr10" draw:text-style-name="P43" svg:width="1.1189in" svg:height="1.0835in" svg:x="2.1362in" svg:y="0.48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name="Shape7" draw:style-name="gr11" draw:text-style-name="P44" svg:width="0.365in" svg:height="0.8858in" svg:x="2.1902in" svg:y="0.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" draw:name="Shape4_3" draw:style-name="gr7" draw:text-style-name="P41" svg:width="0.3961in" svg:height="0.3024in" svg:x="1.0047in" svg:y="0.0937in"><text:p text:style-name="P40">S</text:p><draw:enhanced-geometry svg:viewBox="0 0 21600 21600" draw:type="rectangle" draw:enhanced-path="M 0 0 L 21600 0 21600 21600 0 21600 0 0 Z N"/></draw:custom-shape><draw:frame text:anchor-type="paragraph" draw:z-index="35" draw:name="Shape6_12" draw:style-name="gr3" draw:text-style-name="P37" svg:width="0.4587in" svg:height="0.576in" svg:x="2.7201in" svg:y="0.778in"><draw:text-box><text:p><text:span text:style-name="T35">0</text:span></text:p><text:p><text:span text:style-name="T35"><text:s/></text:span><text:span text:style-name="T35">10</text:span></text:p></draw:text-box></draw:frame><draw:frame text:anchor-type="paragraph" draw:z-index="47" draw:name="Shape6_19" draw:style-name="gr1" draw:text-style-name="P36" svg:width="0.2898in" svg:height="0.2815in" svg:x="1.9528in" svg:y="0.2319in"><draw:text-box><text:p>A</text:p></draw:text-box></draw:frame><draw:frame text:anchor-type="paragraph" draw:z-index="48" draw:name="Shape6_20" draw:style-name="gr1" draw:text-style-name="P36" svg:width="0.2898in" svg:height="0.2815in" svg:x="2.6091in" svg:y="0.2319in"><draw:text-box><text:p>B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37" draw:name="Shape6_14" draw:style-name="gr2" draw:text-style-name="P37" svg:width="1.0795in" svg:height="0.3843in" svg:x="1.8736in" svg:y="0.0035in"><draw:text-box><text:p><text:span text:style-name="T35">2 <text:s/></text:span><text:span text:style-name="T35">4 <text:s/></text:span><text:span text:style-name="T35">5 <text:s/></text:span><text:span text:style-name="T35">8 <text:s/></text:span><text:span text:style-name="T35">11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text:tab/><text:tab/>Gabungan A dan B</text:p>
      <text:p text:style-name="P3"/>
      <text:p text:style-name="P3"><draw:custom-shape text:anchor-type="paragraph" draw:z-index="38" draw:name="Shape4_4" draw:style-name="gr8" draw:text-style-name="P42" svg:width="2.9067in" svg:height="1.9169in" svg:x="1.0047in" svg:y="0.0937in"><text:p/><draw:enhanced-geometry svg:viewBox="0 0 21600 21600" draw:type="rectangle" draw:enhanced-path="M 0 0 L 21600 0 21600 21600 0 21600 0 0 Z N"/></draw:custom-shape><draw:custom-shape text:anchor-type="paragraph" draw:z-index="39" draw:name="Shape4_6" draw:style-name="gr7" draw:text-style-name="P41" svg:width="0.3961in" svg:height="0.3024in" svg:x="1.0047in" svg:y="0.0937in"><text:p text:style-name="P40">S</text:p><draw:enhanced-geometry svg:viewBox="0 0 21600 21600" draw:type="rectangle" draw:enhanced-path="M 0 0 L 21600 0 21600 21600 0 21600 0 0 Z N"/></draw:custom-shape><draw:frame text:anchor-type="paragraph" draw:z-index="40" draw:name="Shape6_15" draw:style-name="gr3" draw:text-style-name="P37" svg:width="0.4587in" svg:height="0.576in" svg:x="1.7925in" svg:y="0.7547in"><draw:text-box><text:p><text:span text:style-name="T35">1</text:span></text:p><text:p><text:span text:style-name="T35"><text:s text:c="3"/></text:span><text:span text:style-name="T35">12</text:span></text:p><text:p><text:span text:style-name="T35"/></text:p></draw:text-box></draw:frame><draw:frame text:anchor-type="paragraph" draw:z-index="41" draw:name="Shape6_16" draw:style-name="gr3" draw:text-style-name="P37" svg:width="0.4587in" svg:height="0.576in" svg:x="2.7201in" svg:y="0.778in"><draw:text-box><text:p><text:span text:style-name="T35">0</text:span></text:p><text:p><text:span text:style-name="T35"><text:s/></text:span><text:span text:style-name="T35">10</text:span></text:p></draw:text-box></draw:frame><draw:custom-shape text:anchor-type="paragraph" draw:z-index="42" draw:name="Shape5_8" draw:style-name="gr6" draw:text-style-name="P39" svg:width="1.1189in" svg:height="1.0835in" svg:x="1.4217in" svg:y="0.48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3" draw:name="Shape5_4" draw:style-name="gr6" draw:text-style-name="P39" svg:width="1.1189in" svg:height="1.0835in" svg:x="2.2091in" svg:y="0.48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44" draw:name="Shape6_17" draw:style-name="gr4" draw:text-style-name="P37" svg:width="0.1815in" svg:height="0.7677in" svg:x="2.3173in" svg:y="0.7071in"><draw:text-box><text:p><text:span text:style-name="T35">3</text:span></text:p><text:p><text:span text:style-name="T35">6</text:span></text:p><text:p><text:span text:style-name="T35">7</text:span></text:p><text:p><text:span text:style-name="T35">9</text:span></text:p></draw:text-box></draw:frame><draw:frame text:anchor-type="paragraph" draw:z-index="46" draw:name="Shape6_18" draw:style-name="gr2" draw:text-style-name="P37" svg:width="1.0795in" svg:height="0.3843in" svg:x="1.8736in" svg:y="1.7098in"><draw:text-box><text:p><text:span text:style-name="T35">2 <text:s/></text:span><text:span text:style-name="T35">4 <text:s/></text:span><text:span text:style-name="T35">5 <text:s/></text:span><text:span text:style-name="T35">8 <text:s/></text:span><text:span text:style-name="T35">11</text:span></text:p></draw:text-box></draw:frame><draw:frame text:anchor-type="paragraph" draw:z-index="49" draw:name="Shape6_21" draw:style-name="gr1" draw:text-style-name="P36" svg:width="0.2898in" svg:height="0.2815in" svg:x="1.9528in" svg:y="0.2319in"><draw:text-box><text:p>A</text:p></draw:text-box></draw:frame><draw:frame text:anchor-type="paragraph" draw:z-index="50" draw:name="Shape6_22" draw:style-name="gr1" draw:text-style-name="P36" svg:width="0.2898in" svg:height="0.2815in" svg:x="2.6091in" svg:y="0.2319in"><draw:text-box><text:p>B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 Selisih A dan B</text:p>
      <text:p text:style-name="P3"><draw:custom-shape text:anchor-type="paragraph" draw:z-index="52" draw:name="Shape4_9" draw:style-name="gr8" draw:text-style-name="P42" svg:width="2.9067in" svg:height="1.9169in" svg:x="1.061in" svg:y="0.1626in"><text:p/><draw:enhanced-geometry svg:viewBox="0 0 21600 21600" draw:type="rectangle" draw:enhanced-path="M 0 0 L 21600 0 21600 21600 0 21600 0 0 Z N"/></draw:custom-shape><draw:custom-shape text:anchor-type="paragraph" draw:z-index="53" draw:name="Shape5_9" draw:style-name="gr6" draw:text-style-name="P39" svg:width="1.1189in" svg:height="1.0835in" svg:x="1.611in" svg:y="0.62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4" draw:name="Shape5_10" draw:style-name="gr10" draw:text-style-name="P43" svg:width="1.1189in" svg:height="1.0835in" svg:x="2.2673in" svg:y="0.62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" draw:name="Shape5_11" draw:style-name="gr9" draw:text-style-name="P38" svg:width="0.4004in" svg:height="0.6669in" svg:x="2.3299in" svg:y="0.86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56" draw:name="Shape6_23" draw:style-name="gr1" draw:text-style-name="P36" svg:width="0.2898in" svg:height="0.2815in" svg:x="2.0839in" svg:y="0.3634in"><draw:text-box><text:p>A</text:p></draw:text-box></draw:frame><draw:frame text:anchor-type="paragraph" draw:z-index="57" draw:name="Shape6_24" draw:style-name="gr1" draw:text-style-name="P36" svg:width="0.2898in" svg:height="0.2815in" svg:x="2.7402in" svg:y="0.3634in"><draw:text-box><text:p>B</text:p></draw:text-box></draw:frame><draw:frame text:anchor-type="paragraph" draw:z-index="58" draw:name="Shape6_25" draw:style-name="gr3" draw:text-style-name="P37" svg:width="0.4587in" svg:height="0.576in" svg:x="1.7925in" svg:y="0.8862in"><draw:text-box><text:p><text:span text:style-name="T35">1</text:span></text:p><text:p><text:span text:style-name="T35"><text:s text:c="3"/></text:span><text:span text:style-name="T35">12</text:span></text:p><text:p><text:span text:style-name="T35"/></text:p></draw:text-box></draw:frame><draw:frame text:anchor-type="paragraph" draw:z-index="59" draw:name="Shape6_26" draw:style-name="gr4" draw:text-style-name="P37" svg:width="0.1815in" svg:height="0.7677in" svg:x="2.4484in" svg:y="0.8382in"><draw:text-box><text:p><text:span text:style-name="T35">3</text:span></text:p><text:p><text:span text:style-name="T35">6</text:span></text:p><text:p><text:span text:style-name="T35">7</text:span></text:p><text:p><text:span text:style-name="T35">9</text:span></text:p></draw:text-box></draw:frame><draw:frame text:anchor-type="paragraph" draw:z-index="60" draw:name="Shape6_27" draw:style-name="gr3" draw:text-style-name="P37" svg:width="0.4587in" svg:height="0.576in" svg:x="2.8516in" svg:y="0.9091in"><draw:text-box><text:p><text:span text:style-name="T35">0</text:span></text:p><text:p><text:span text:style-name="T35"><text:s/></text:span><text:span text:style-name="T35">10</text:span></text:p></draw:text-box></draw:frame><draw:frame text:anchor-type="paragraph" draw:z-index="61" draw:name="Shape6_28" draw:style-name="gr2" draw:text-style-name="P37" svg:width="1.0795in" svg:height="0.3843in" svg:x="1.8736in" svg:y="1.8409in"><draw:text-box><text:p><text:span text:style-name="T35">2 <text:s/></text:span><text:span text:style-name="T35">4 <text:s/></text:span><text:span text:style-name="T35">5 <text:s/></text:span><text:span text:style-name="T35">8 <text:s/></text:span><text:span text:style-name="T35">11</text:span></text:p></draw:text-box></draw:frame><draw:custom-shape text:anchor-type="paragraph" draw:z-index="62" draw:name="Shape4_7" draw:style-name="gr7" draw:text-style-name="P41" svg:width="0.3961in" svg:height="0.3024in" svg:x="1.061in" svg:y="0.1626in"><text:p text:style-name="P40">S</text:p><draw:enhanced-geometry svg:viewBox="0 0 21600 21600" draw:type="rectangle" draw:enhanced-path="M 0 0 L 21600 0 21600 21600 0 21600 0 0 Z N"/></draw:custom-shape><draw:frame text:anchor-type="paragraph" draw:z-index="63" draw:name="Shape8" draw:style-name="gr2" draw:text-style-name="P36" svg:width="1.3232in" svg:height="0.3843in" svg:x="1.8547in" svg:y="2.2783in"><draw:text-box><text:p>A – B = { 1, 12}</text:p></draw:text-box></draw:frame><draw:custom-shape text:anchor-type="paragraph" draw:z-index="64" draw:name="Shape4_8" draw:style-name="gr8" draw:text-style-name="P42" svg:width="2.9067in" svg:height="1.9169in" svg:x="1.061in" svg:y="3.3126in"><text:p/><draw:enhanced-geometry svg:viewBox="0 0 21600 21600" draw:type="rectangle" draw:enhanced-path="M 0 0 L 21600 0 21600 21600 0 21600 0 0 Z N"/></draw:custom-shape><draw:custom-shape text:anchor-type="paragraph" draw:z-index="65" draw:name="Shape4_10" draw:style-name="gr7" draw:text-style-name="P41" svg:width="0.3961in" svg:height="0.3024in" svg:x="1.061in" svg:y="3.3126in"><text:p text:style-name="P40">S</text:p><draw:enhanced-geometry svg:viewBox="0 0 21600 21600" draw:type="rectangle" draw:enhanced-path="M 0 0 L 21600 0 21600 21600 0 21600 0 0 Z N"/></draw:custom-shape></text:p>
      <text:p text:style-name="P3"><draw:frame text:anchor-type="paragraph" draw:z-index="73" draw:name="Shape6_33" draw:style-name="gr1" draw:text-style-name="P36" svg:width="0.2898in" svg:height="0.2815in" svg:x="2.0839in" svg:y="3.3819in"><draw:text-box><text:p>A</text:p></draw:text-box></draw:frame><draw:frame text:anchor-type="paragraph" draw:z-index="74" draw:name="Shape6_34" draw:style-name="gr1" draw:text-style-name="P36" svg:width="0.2898in" svg:height="0.2815in" svg:x="2.7402in" svg:y="3.3819in"><draw:text-box><text:p>B</text:p></draw:text-box></draw:frame></text:p>
      <text:p text:style-name="P3"/>
      <text:p text:style-name="P3"><draw:custom-shape text:anchor-type="paragraph" draw:z-index="66" draw:name="Shape5_6" draw:style-name="gr6" draw:text-style-name="P39" svg:width="1.1189in" svg:height="1.0835in" svg:x="1.611in" svg:y="3.245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<draw:frame text:anchor-type="paragraph" draw:z-index="69" draw:name="Shape6_29" draw:style-name="gr3" draw:text-style-name="P37" svg:width="0.4587in" svg:height="0.576in" svg:x="1.7925in" svg:y="3.3799in"><draw:text-box><text:p><text:span text:style-name="T35">1</text:span></text:p><text:p><text:span text:style-name="T35"><text:s text:c="3"/></text:span><text:span text:style-name="T35">12</text:span></text:p><text:p><text:span text:style-name="T35"/></text:p></draw:text-box></draw:frame><draw:frame text:anchor-type="paragraph" draw:z-index="70" draw:name="Shape6_30" draw:style-name="gr4" draw:text-style-name="P37" svg:width="0.1815in" svg:height="0.7677in" svg:x="2.4484in" svg:y="3.2008in"><draw:text-box><text:p><text:span text:style-name="T35">3</text:span></text:p><text:p><text:span text:style-name="T35">6</text:span></text:p><text:p><text:span text:style-name="T35">7</text:span></text:p><text:p><text:span text:style-name="T35">9</text:span></text:p></draw:text-box></draw:frame><draw:frame text:anchor-type="paragraph" draw:z-index="71" draw:name="Shape6_31" draw:style-name="gr3" draw:text-style-name="P37" svg:width="0.4587in" svg:height="0.576in" svg:x="2.8516in" svg:y="3.4028in"><draw:text-box><text:p><text:span text:style-name="T35">0</text:span></text:p><text:p><text:span text:style-name="T35"><text:s/></text:span><text:span text:style-name="T35">10</text:span></text:p></draw:text-box></draw:frame></text:p>
      <text:p text:style-name="P3"/>
      <text:p text:style-name="P3"/>
      <text:p text:style-name="P3"/>
      <text:p text:style-name="P3"/>
      <text:p text:style-name="P3"><draw:frame text:anchor-type="paragraph" draw:z-index="72" draw:name="Shape6_32" draw:style-name="gr2" draw:text-style-name="P37" svg:width="1.0795in" svg:height="0.3843in" svg:x="1.8736in" svg:y="3.2846in"><draw:text-box><text:p><text:span text:style-name="T35">2 <text:s/></text:span><text:span text:style-name="T35">4 <text:s/></text:span><text:span text:style-name="T35">5 <text:s/></text:span><text:span text:style-name="T35">8 <text:s/></text:span><text:span text:style-name="T35">11</text:span></text:p></draw:text-box></draw:frame></text:p>
      <text:p text:style-name="P3"/>
      <text:p text:style-name="P3"/>
      <text:p text:style-name="P3"/>
      <text:p text:style-name="P3"/>
      <text:p text:style-name="P3"/>
      <text:p text:style-name="P5"><text:tab/><text:tab/>Beda setangkup A dan B</text:p>
      <text:p text:style-name="P5"/>
      <text:p text:style-name="P5"><draw:custom-shape text:anchor-type="paragraph" draw:z-index="67" draw:name="Shape5_7" draw:style-name="gr6" draw:text-style-name="P39" svg:width="1.1189in" svg:height="1.0835in" svg:x="2.2673in" svg:y="0.562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8" draw:name="Shape5_14" draw:style-name="gr5" draw:text-style-name="P38" svg:width="0.463in" svg:height="0.8106in" svg:x="2.2673in" svg:y="0.71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2. <text:span text:style-name="T5">Buktikan dalil himpunan berikut, jika A,B, dan C sebarang himpunan :</text:span></text:p>
      <text:p text:style-name="P7"><text:tab/></text:p>
      <text:p text:style-name="P10"><text:span text:style-name="T10"><text:tab/>a. (AꓴB)ꓵC = ( AꓵC)ꓴ(BꓵC) <text:s text:c="12"/></text:span><text:span text:style-name="T6">dalil distributif</text:span></text:p>
      <text:p text:style-name="P12"><text:span text:style-name="T6"><text:tab/></text:span><text:span text:style-name="T9">b. Dalil De Morgan pada Himpunan <text:s text:c="2"/></text:span><text:span text:style-name="T7">A <text:s/></text:span><text:span text:style-name="T8">ꓵ</text:span><text:span text:style-name="T7">B = A </text:span><text:span text:style-name="T8">ꓴ</text:span><text:span text:style-name="T7">B A </text:span><text:span text:style-name="T8">ꓴ</text:span><text:span text:style-name="T7"> B = A </text:span><text:span text:style-name="T8">ꓵ</text:span><text:span text:style-name="T7"> B</text:span></text:p>
      <text:p text:style-name="P12"><text:span text:style-name="T7"/></text:p>
      <text:p text:style-name="P12"><text:span text:style-name="T7"/></text:p>
      <text:p text:style-name="P8">3. Di antara bilangan 1 sampai 300, berapa banyak bilangan habis di bagi 3 tetapi tidak habis</text:p>
      <text:p text:style-name="P8"><text:s text:c="4"/>di bagi 5 maupun 7 :</text:p>
      <text:p text:style-name="P8"/>
      <text:p text:style-name="P8"><text:tab/><text:span text:style-name="T26">Kelipatan 3 = <text:s/>100</text:span></text:p>
      <text:p text:style-name="P8"><text:tab/><text:span text:style-name="T26">Kelipatan 5 = </text:span><text:span text:style-name="T27">20</text:span></text:p>
      <text:p text:style-name="P8"><text:tab/><text:span text:style-name="T27">Kelipatan 7 = 14</text:span></text:p>
      <text:p text:style-name="P8"><text:tab/><text:span text:style-name="T28">100 – 20 -14 </text:span></text:p>
      <text:p text:style-name="P8"><text:tab/><text:span text:style-name="T28">= 66 </text:span></text:p>
      <text:p text:style-name="P8"/>
      <text:p text:style-name="P9">4. Salin dan lengkapilah tabel kebenaran dari tabel berikut :</text:p>
      <text:p text:style-name="P11"><text:span text:style-name="T9"><text:tab/><text:tab/>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row table:style-name="TableLine94454331097328">
          <table:table-cell table:style-name="Table1.A1" office:value-type="string">
            <text:p text:style-name="P13">P</text:p>
          </table:table-cell>
          <table:table-cell table:style-name="Table1.A1" office:value-type="string">
            <text:p text:style-name="P13">Q</text:p>
          </table:table-cell>
          <table:table-cell table:style-name="Table1.A1" office:value-type="string">
            <text:p text:style-name="P14"><text:span text:style-name="T33">q</text:span> <text:span text:style-name="T31">→</text:span> <text:span text:style-name="T33">p</text:span></text:p>
          </table:table-cell>
          <table:table-cell table:style-name="Table1.A1" office:value-type="string">
            <text:p text:style-name="P15">[<text:span text:style-name="T32">p</text:span> <text:span text:style-name="T30">v</text:span><text:span text:style-name="T11">(q</text:span><text:span text:style-name="T30"> → </text:span><text:span text:style-name="T11">p)]</text:span></text:p>
          </table:table-cell>
          <table:table-cell table:style-name="Table1.E1" office:value-type="string">
            <text:p text:style-name="P16">~[p<text:span text:style-name="T29"> </text:span><text:span text:style-name="T31">v</text:span>(q <text:span text:style-name="T31">→ </text:span><text:s/>p)]</text:p>
          </table:table-cell>
        </table:table-row>
        <table:table-row table:style-name="TableLine94454331097328">
          <table:table-cell table:style-name="Table1.A2" office:value-type="string">
            <text:p text:style-name="P17">B</text:p>
          </table:table-cell>
          <table:table-cell table:style-name="Table1.A2" office:value-type="string">
            <text:p text:style-name="P17">B</text:p>
          </table:table-cell>
          <table:table-cell table:style-name="Table1.A2" office:value-type="string">
            <text:p text:style-name="P17">B</text:p>
          </table:table-cell>
          <table:table-cell table:style-name="Table1.A2" office:value-type="string">
            <text:p text:style-name="P18">B</text:p>
          </table:table-cell>
          <table:table-cell table:style-name="Table1.E2" office:value-type="string">
            <text:p text:style-name="P18">B</text:p>
          </table:table-cell>
        </table:table-row>
        <table:table-row table:style-name="TableLine94454331097328">
          <table:table-cell table:style-name="Table1.A2" office:value-type="string">
            <text:p text:style-name="P17">B</text:p>
          </table:table-cell>
          <table:table-cell table:style-name="Table1.A2" office:value-type="string">
            <text:p text:style-name="P17">S</text:p>
          </table:table-cell>
          <table:table-cell table:style-name="Table1.A2" office:value-type="string">
            <text:p text:style-name="P17">B</text:p>
          </table:table-cell>
          <table:table-cell table:style-name="Table1.A2" office:value-type="string">
            <text:p text:style-name="P18">B</text:p>
          </table:table-cell>
          <table:table-cell table:style-name="Table1.E2" office:value-type="string">
            <text:p text:style-name="P18">B</text:p>
          </table:table-cell>
        </table:table-row>
        <table:table-row table:style-name="TableLine94454331097328">
          <table:table-cell table:style-name="Table1.A2" office:value-type="string">
            <text:p text:style-name="P17">S</text:p>
          </table:table-cell>
          <table:table-cell table:style-name="Table1.A2" office:value-type="string">
            <text:p text:style-name="P17">B</text:p>
          </table:table-cell>
          <table:table-cell table:style-name="Table1.A2" office:value-type="string">
            <text:p text:style-name="P17">S</text:p>
          </table:table-cell>
          <table:table-cell table:style-name="Table1.A2" office:value-type="string">
            <text:p text:style-name="P18">S</text:p>
          </table:table-cell>
          <table:table-cell table:style-name="Table1.E2" office:value-type="string">
            <text:p text:style-name="P18">B</text:p>
          </table:table-cell>
        </table:table-row>
        <table:table-row table:style-name="TableLine94454331097328">
          <table:table-cell table:style-name="Table1.A2" office:value-type="string">
            <text:p text:style-name="P17">S</text:p>
          </table:table-cell>
          <table:table-cell table:style-name="Table1.A2" office:value-type="string">
            <text:p text:style-name="P17">S</text:p>
          </table:table-cell>
          <table:table-cell table:style-name="Table1.A2" office:value-type="string">
            <text:p text:style-name="P17">S</text:p>
          </table:table-cell>
          <table:table-cell table:style-name="Table1.A2" office:value-type="string">
            <text:p text:style-name="P18">S</text:p>
          </table:table-cell>
          <table:table-cell table:style-name="Table1.E2" office:value-type="string">
            <text:p text:style-name="P18">S</text:p>
          </table:table-cell>
        </table:table-row>
      </table:table>
      <text:p text:style-name="P19"/>
      <text:p text:style-name="P20"/>
      <text:p text:style-name="P20">5. Tentukan konvers, invers, dan kontraposisi dari setiap pernyataan implikasi :</text:p>
      <text:p text:style-name="P20"><text:tab/><text:span text:style-name="T34">a. Jika harga BBM naik, maka harga kebutuhan sehari-hari naik</text:span></text:p>
      <text:p text:style-name="P21"><text:tab/> <text:s text:c="3"/><text:span text:style-name="T34">Konvers : q </text:span><text:span text:style-name="T31">→ </text:span><text:span text:style-name="T12">p</text:span></text:p>
      <text:p text:style-name="P21"><text:span text:style-name="T12"><text:tab/> <text:s text:c="4"/>“</text:span><text:span text:style-name="T13">Jika harga kebutuhan sehari-hari naik maka harga BBM naik”</text:span></text:p>
      <text:p text:style-name="P22"><text:span text:style-name="T13"><text:tab/> <text:s text:c="3"/>Invers : ~p </text:span><text:span text:style-name="T31">→ </text:span><text:span text:style-name="T13">~q</text:span></text:p>
      <text:p text:style-name="P22"><text:span text:style-name="T13"><text:tab/> <text:s text:c="3"/>“ Jika harga BBM tidak naik maka harga kebutuhan sehari-hari tidak naik”</text:span></text:p>
      <text:p text:style-name="P23"><text:span text:style-name="T13"><text:tab/> <text:s text:c="3"/>Kontraposisi : </text:span><text:span text:style-name="T14">~q </text:span><text:span text:style-name="T31">→ <text:s/></text:span><text:span text:style-name="T13">~p </text:span></text:p>
      <text:p text:style-name="P24"><text:span text:style-name="T13"><text:tab/> <text:s text:c="3"/>“</text:span><text:span text:style-name="T15">Jika harga kebutuhan sehari hari tidak naik, maka harga BBM tidak naik”</text:span></text:p>
      <text:p text:style-name="P31"><text:span text:style-name="T15"><text:tab/>b. </text:span><text:span text:style-name="T11">Jika Badu siswa SMA, maka ia lulus SMP</text:span></text:p>
      <text:p text:style-name="P31"><text:span text:style-name="T11"><text:tab/> <text:s text:c="3"/>Konvers : </text:span><text:span text:style-name="T16">q </text:span><text:span text:style-name="T31">→ </text:span><text:span text:style-name="T12">p</text:span></text:p>
      <text:p text:style-name="P31"><text:span text:style-name="T12"><text:s text:c="16"/>“ </text:span><text:span text:style-name="T17">Jika Badu lulus SMP, maka ia siswa SMA”</text:span></text:p>
      <text:p text:style-name="P25"><text:span text:style-name="T13"><text:tab/> <text:s text:c="4"/>Invers : ~p </text:span><text:span text:style-name="T31">→ </text:span><text:span text:style-name="T13">~q</text:span></text:p>
      <text:p text:style-name="P25"><text:span text:style-name="T13"><text:tab/> <text:s text:c="4"/>“</text:span><text:span text:style-name="T18">Jika Badu tidak lulus SMP, maka ia bukan siswa SMA</text:span></text:p>
      <text:p text:style-name="P26"><text:span text:style-name="T13"><text:tab/> <text:s text:c="4"/>Kontraposisi : </text:span><text:span text:style-name="T14">~q </text:span><text:span text:style-name="T31">→ <text:s/></text:span><text:span text:style-name="T13">~p</text:span></text:p>
      <text:p text:style-name="P26"><text:span text:style-name="T13"><text:tab/> <text:s text:c="4"/>“</text:span><text:span text:style-name="T19">Jika Badu bukan siswa SMA, maka ia tidak lulus SMP</text:span></text:p>
      <text:p text:style-name="P26"><text:soft-page-break/><text:span text:style-name="T19"><text:tab/></text:span><text:span text:style-name="T20">c. Jika Carli siswa yang pandai, maka ia lulus tes</text:span></text:p>
      <text:p text:style-name="P32"><text:span text:style-name="T20"><text:tab/> <text:s text:c="4"/>Konvers : </text:span><text:span text:style-name="T16">q </text:span><text:span text:style-name="T31">→ </text:span><text:span text:style-name="T12">p</text:span></text:p>
      <text:p text:style-name="P26"><text:span text:style-name="T20"><text:tab/> <text:s text:c="4"/>“</text:span><text:span text:style-name="T21">Jika Carli lulus tes, maka ia siswa yang pandai”</text:span></text:p>
      <text:p text:style-name="P27"><text:span text:style-name="T13"><text:tab/> <text:s text:c="4"/>Invers : ~p </text:span><text:span text:style-name="T31">→ </text:span><text:span text:style-name="T13">~q</text:span></text:p>
      <text:p text:style-name="P34"><text:span text:style-name="T13"><text:tab/> <text:s text:c="4"/>“</text:span><text:span text:style-name="T11">Jika carli tidak lulus tes, maka ia siswa tidak pandai”</text:span></text:p>
      <text:p text:style-name="P28"><text:span text:style-name="T13"><text:s text:c="17"/>Kontraposisi : </text:span><text:span text:style-name="T14">~q </text:span><text:span text:style-name="T31">→ <text:s/></text:span><text:span text:style-name="T13">~p</text:span></text:p>
      <text:p text:style-name="P28"><text:span text:style-name="T13"><text:s text:c="16"/>“</text:span><text:span text:style-name="T22">Jika Carli tidak pandai, maka ia tidak lulus tes”</text:span></text:p>
      <text:p text:style-name="P35"><text:span text:style-name="T22"><text:tab/>d. </text:span><text:span text:style-name="T11">Jika harga turun, maka permintaan naik</text:span></text:p>
      <text:p text:style-name="P33"><text:span text:style-name="T20"><text:tab/> <text:s text:c="4"/>Konvers : </text:span><text:span text:style-name="T16">q </text:span><text:span text:style-name="T31">→ </text:span><text:span text:style-name="T12">p</text:span></text:p>
      <text:p text:style-name="P33"><text:span text:style-name="T12"><text:s text:c="16"/>“ </text:span><text:span text:style-name="T23">Jika permintaan turun, maka harga naik”</text:span></text:p>
      <text:p text:style-name="P29"><text:span text:style-name="T13"><text:tab/> <text:s text:c="4"/>Invers : ~p </text:span><text:span text:style-name="T31">→ </text:span><text:span text:style-name="T13">~q</text:span></text:p>
      <text:p text:style-name="P29"><text:span text:style-name="T13"><text:tab/> <text:s text:c="3"/>“</text:span><text:span text:style-name="T24">Jika harga tidak naik, maka permintaan tidak turun”</text:span></text:p>
      <text:p text:style-name="P30"><text:span text:style-name="T13"><text:tab/> <text:s text:c="4"/>Kontraposisi : </text:span><text:span text:style-name="T14">~q </text:span><text:span text:style-name="T31">→ <text:s/></text:span><text:span text:style-name="T13">~p</text:span></text:p>
      <text:p text:style-name="P30"><text:span text:style-name="T13"><text:s text:c="16"/>“</text:span><text:span text:style-name="T25">Jika permintaan tidak turun, maka harga tidak naik”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1" svg:font-family="'Liberation Serif'"/>
    <style:font-face style:name="Lohit Hindi2" svg:font-family="'Lohit Hindi'"/>
    <style:font-face style:name="ProximaNova" svg:font-family="ProximaNova, Helvetica, Arial, sans-serif"/>
    <style:font-face style:name="Cantarell Light" svg:font-family="'Cantarell Light'" style:font-pitch="variable"/>
    <style:font-face style:name="Cantarell Thin" svg:font-family="'Cantarell Thin'" style:font-pitch="variable"/>
    <style:font-face style:name="Liberation Serif2" svg:font-family="'Liberation Serif'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draw:hatch draw:name="Blue_20_45_20_Degrees" draw:display-name="Blue 45 Degrees" draw:style="single" draw:color="#2a6099" draw:distance="0.0799in" draw:rotation="450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loext:graphic-properties draw:fill="none"/>
      <style:paragraph-properties fo:text-align="center"/>
    </style:style>
    <style:style style:name="MP2" style:family="paragraph">
      <style:paragraph-properties fo:text-align="start" style:writing-mode="lr-tb"/>
    </style:style>
    <style:style style:name="MP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T1" style:family="text">
      <style:text-properties fo:color="#000000" loext:opacity="100%" style:font-name="Liberation Serif1" fo:font-size="12pt" style:font-size-asian="12pt" style:font-name-complex="Liberation Serif1" style:font-size-complex="12pt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2.9283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draw:frame text:anchor-type="paragraph" draw:z-index="3" draw:name="Shape3" draw:style-name="Mgr1" draw:text-style-name="MP1" svg:width="0.6114in" svg:height="0.6016in" svg:x="-0.6319in" svg:y="-0.148in"><draw:image xlink:href="Pictures/10001A820000034F0000034F6F6873DFF70DC271.svg" xlink:type="simple" xlink:show="embed" xlink:actuate="onLoad" draw:mime-type="image/svg+xml"><text:p/></draw:image><draw:image xlink:href="Pictures/100002010000002000000020EC3B644C412E328F.png" xlink:type="simple" xlink:show="embed" xlink:actuate="onLoad" draw:mime-type="image/png"/><loext:qrcode office:string-value="https://github.com/ekovegeance/ComputerScience" loext:qrcode-errorcorrection="low" loext:qrcode-border="1"/></draw:frame><draw:frame text:anchor-type="paragraph" draw:z-index="7" draw:name="Shape2" draw:style-name="Mgr2" draw:text-style-name="MP3" svg:width="2.9287in" svg:height="0.3843in" svg:x="0.0839in" svg:y="0.0008in"><draw:text-box><text:p text:style-name="MP2"><text:span text:style-name="MT1"><text:s text:c="2"/></text:span><text:span text:style-name="MT1">Eko Saputra | </text:span><text:span text:style-name="MT1">MATDIS SM2 </text:span><text:span text:style-name="MT1">25MAR2021</text:span></text:p><text:p text:style-name="MP2"><text:span text:style-name="MT1"><text:s text:c="2"/></text:span><text:span text:style-name="MT1"><text:a xlink:href="http://www.ekovegeance.com/" xlink:type="simple">www.ekovegeance.com</text:a></text:span><text:span text:style-name="MT1"><text:s/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0.4.2$Linux_X86_64 LibreOffice_project/00$Build-2</meta:generator>
    <dc:date>2021-03-26T10:22:53.190418404</dc:date>
    <meta:editing-duration>PT8H59M31S</meta:editing-duration>
    <meta:editing-cycles>162</meta:editing-cycles>
    <meta:document-statistic meta:table-count="1" meta:image-count="0" meta:object-count="2" meta:page-count="4" meta:paragraph-count="79" meta:word-count="461" meta:character-count="2297" meta:non-whitespace-character-count="1630"/>
  </office:meta>
</office:document-meta>
</file>

<file path=Object 1/content.xml><?xml version="1.0" encoding="utf-8"?>
<math xmlns="http://www.w3.org/1998/Math/MathML" display="block">
  <semantics>
    <mrow>
      <mrow>
        <mi>A</mi>
        <mo stretchy="false">∩</mo>
        <mi>B</mi>
      </mrow>
      <mo stretchy="false">=</mo>
      <mtext>{3,6,7,9 }</mtext>
    </mrow>
    <annotation encoding="StarMath 5.0">A intersection B = "{3,6,7,9 } </annotation>
  </semantics>
</math>
</file>

<file path=Object 2/content.xml><?xml version="1.0" encoding="utf-8"?>
<math xmlns="http://www.w3.org/1998/Math/MathML" display="block">
  <semantics>
    <mrow>
      <mrow>
        <mi>A</mi>
        <mo stretchy="false">∪</mo>
        <mi>B</mi>
      </mrow>
      <mo stretchy="false">=</mo>
      <mtext>{ 0,1,3,5,7,9,10,12 }</mtext>
    </mrow>
    <annotation encoding="StarMath 5.0">A union B = "{ 0,1,3,5,7,9,10,12 }"</annotation>
  </semantics>
</math>
</file>